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Heading_20_1" text:outline-level="1">LpOD Test Case Document</text:h>
        <text:p text:style-name="Text_20_body">This is the first paragraph.</text:p>
        <text:p text:style-name="Text_20_body">This is the second paragraph.</text:p>
        <text:p text:style-name="Hanging_20_indent">This is a paragraph with a named style.</text:p>
        <text:h text:style-name="Heading_20_2" text:outline-level="2">Level 2 Title</text:h>
        <text:p text:style-name="Text_20_body">This is the first paragraph of the second title.</text:p>
        <text:p text:style-name="Text_20_body">This is the last paragraph.</text:p>
      </text:section>
      <text:section text:style-name="Sect1" text:name="Section2">
        <text:h text:style-name="Heading_20_1" text:outline-level="1">First Title of the Second Section</text:h>
        <text:p text:style-name="Text_20_body">First paragraph<office:annotation><dc:creator>Auteur inconnu</dc:creator><dc:date>2009-06-22T17:18:42</dc:date><text:p text:style-name="P1"><text:span text:style-name="T1">This is an annotation</text:span></text:p></office:annotation> of the second section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18T20:05:10</meta:creation-date>
    <dc:date>2009-06-22T18:33:07</dc:date>
    <meta:editing-duration>PT00H06M12S</meta:editing-duration>
    <meta:editing-cycles>6</meta:editing-cycles>
    <meta:generator>OpenOffice.org/3.1$Unix OpenOffice.org_project/310m11$Build-9399</meta:generator>
    <meta:document-statistic meta:table-count="0" meta:image-count="0" meta:object-count="0" meta:page-count="1" meta:paragraph-count="9" meta:word-count="51" meta:character-count="279"/>
  </office:meta>
</office:document-meta>
</file>